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Arial Unicode MS2" svg:font-family="'Arial Unicode MS'" style:font-family-generic="swiss"/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2pt" officeooo:rsid="001f7dfe" officeooo:paragraph-rsid="001f7dfe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2pt" officeooo:rsid="001f7dfe" officeooo:paragraph-rsid="001f7dfe" style:font-size-asian="12pt" style:font-size-complex="12pt"/>
    </style:style>
    <style:style style:name="P3" style:family="paragraph" style:parent-style-name="Standard">
      <style:paragraph-properties style:line-height-at-least="0.1409in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style:line-height-at-least="0.1409in"/>
      <style:text-properties fo:color="#000000" loext:opacity="100%" style:font-name="Times New Roman" fo:font-size="12pt" fo:font-weight="normal" fo:background-color="#ffffff" style:font-size-asian="12pt" style:font-size-complex="12pt"/>
    </style:style>
    <style:style style:name="P5" style:family="paragraph" style:parent-style-name="Standard">
      <style:paragraph-properties style:line-height-at-least="0.1409in"/>
      <style:text-properties fo:color="#008000" loext:opacity="100%" style:font-name="Times New Roman" fo:font-size="12pt" fo:font-weight="normal" fo:background-color="#ffffff" style:font-size-asian="12pt" style:font-size-complex="12pt"/>
    </style:style>
    <style:style style:name="P6" style:family="paragraph" style:parent-style-name="Standard">
      <style:paragraph-properties fo:margin-left="0in" fo:margin-right="0in" fo:margin-top="0.139in" fo:margin-bottom="0in" style:contextual-spacing="false" fo:line-height="100%" fo:text-align="start" style:justify-single-word="false" fo:text-indent="0in" style:auto-text-indent="false" style:writing-mode="lr-tb">
        <style:tab-stops>
          <style:tab-stop style:position="0in"/>
        </style:tab-stops>
      </style:paragraph-properties>
      <style:text-properties fo:color="#000000" loext:opacity="100%" style:font-name="Times New Roman" fo:font-size="12pt" fo:font-weight="normal" officeooo:rsid="001f7dfe" officeooo:paragraph-rsid="001f7dfe" fo:background-color="#ffffff" style:font-size-asian="12pt" style:font-size-complex="12pt"/>
    </style:style>
    <style:style style:name="P7" style:family="paragraph" style:parent-style-name="标题幻灯片_7e_LT_7e_Untertitel">
      <style:paragraph-properties fo:margin-left="0in" fo:margin-right="0in" fo:margin-top="0.139in" fo:margin-bottom="0in" style:contextual-spacing="false" fo:line-height="150%" fo:text-align="start" style:justify-single-word="false" fo:text-indent="0in" style:auto-text-indent="false" style:writing-mode="lr-tb">
        <style:tab-stops>
          <style:tab-stop style:position="0in"/>
        </style:tab-stops>
      </style:paragraph-properties>
      <style:text-properties style:font-name="Times New Roman" fo:font-size="12pt" officeooo:rsid="001f7dfe" officeooo:paragraph-rsid="001f7dfe" style:font-size-asian="12pt" style:font-size-complex="12pt"/>
    </style:style>
    <style:style style:name="P8" style:family="paragraph" style:parent-style-name="标题幻灯片_7e_LT_7e_Untertitel">
      <style:paragraph-properties fo:margin-left="0in" fo:margin-right="0in" fo:margin-top="0.139in" fo:margin-bottom="0in" style:contextual-spacing="false" fo:line-height="150%" fo:text-align="start" style:justify-single-word="false" fo:text-indent="0in" style:auto-text-indent="false" style:writing-mode="lr-tb">
        <style:tab-stops>
          <style:tab-stop style:position="0in"/>
        </style:tab-stops>
      </style:paragraph-properties>
      <style:text-properties style:font-name="Times New Roman" fo:font-size="12pt" officeooo:rsid="001f7dfe" officeooo:paragraph-rsid="00202b64" style:font-size-asian="12pt" style:font-size-complex="12pt"/>
    </style:style>
    <style:style style:name="P9" style:family="paragraph" style:parent-style-name="Standard">
      <style:paragraph-properties fo:margin-top="0in" fo:margin-bottom="0.1965in" style:contextual-spacing="false" style:line-height-at-least="0.1409in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left="0in" fo:margin-right="0in" fo:margin-top="0.139in" fo:margin-bottom="0in" style:contextual-spacing="false" fo:line-height="100%" fo:text-align="start" style:justify-single-word="false" fo:text-indent="0in" style:auto-text-indent="false" style:writing-mode="lr-tb">
        <style:tab-stops>
          <style:tab-stop style:position="0in"/>
        </style:tab-stops>
      </style:paragraph-properties>
      <style:text-properties fo:color="#4ec9b0" loext:opacity="100%" style:font-name="Times New Roman" fo:font-size="12pt" fo:letter-spacing="normal" fo:font-weight="normal" officeooo:rsid="00202b64" officeooo:paragraph-rsid="001f7dfe" fo:background-color="#ffffff" style:font-size-asian="12pt" style:font-size-complex="12pt"/>
    </style:style>
    <style:style style:name="P11" style:family="paragraph" style:parent-style-name="Standard">
      <style:paragraph-properties fo:margin-left="0in" fo:margin-right="0in" fo:margin-top="0.139in" fo:margin-bottom="0in" style:contextual-spacing="false" fo:line-height="100%" fo:text-align="start" style:justify-single-word="false" fo:text-indent="0in" style:auto-text-indent="false" style:writing-mode="lr-tb">
        <style:tab-stops>
          <style:tab-stop style:position="0in"/>
        </style:tab-stops>
      </style:paragraph-properties>
      <style:text-properties fo:color="#4ec9b0" loext:opacity="100%" style:font-name="Times New Roman" fo:font-size="12pt" fo:letter-spacing="normal" officeooo:rsid="00202b64" officeooo:paragraph-rsid="001f7dfe" style:font-size-asian="12pt" style:font-size-complex="12pt"/>
    </style:style>
    <style:style style:name="T1" style:family="text">
      <style:text-properties fo:color="#000000" loext:opacity="100%" fo:letter-spacing="normal"/>
    </style:style>
    <style:style style:name="T2" style:family="text">
      <style:text-properties fo:color="#000000" loext:opacity="100%" fo:letter-spacing="normal" officeooo:rsid="00202b64"/>
    </style:style>
    <style:style style:name="T3" style:family="text">
      <style:text-properties fo:color="#000000" loext:opacity="100%" fo:letter-spacing="normal" officeooo:rsid="00220420"/>
    </style:style>
    <style:style style:name="T4" style:family="text">
      <style:text-properties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202b64" style:letter-kerning="true" style:font-name-asian="Tahoma" style:font-style-asian="normal" style:font-weight-asian="normal" style:font-name-complex="微软雅黑" style:text-emphasize="none"/>
    </style:style>
    <style:style style:name="T5" style:family="text">
      <style:text-properties fo:letter-spacing="normal" officeooo:rsid="00202b64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fo:letter-spacing="normal" officeooo:rsid="00202b64"/>
    </style:style>
    <style:style style:name="T8" style:family="text">
      <style:text-properties fo:color="#098658" loext:opacity="100%"/>
    </style:style>
    <style:style style:name="T9" style:family="text">
      <style:text-properties fo:color="#a31515" loext:opacity="100%"/>
    </style:style>
    <style:style style:name="T10" style:family="text">
      <style:text-properties fo:color="#008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chard Yeung</text:p>
      <text:p text:style-name="P1">Programming language</text:p>
      <text:p text:style-name="P1">Prof. Chunyu Yuan</text:p>
      <text:p text:style-name="P1"/>
      <text:p text:style-name="P2">LLD</text:p>
      <text:p text:style-name="P2"/>
      <text:p text:style-name="P8"><text:span text:style-name="T1"><text:tab/>So to count the words in a document, </text:span><text:span text:style-name="T4">I</text:span><text:span text:style-name="T1"> can break down the algorithm into three parts: one that reads </text:span><text:span text:style-name="T2">and </text:span><text:span text:style-name="T1">modifies the document, and one that counts the words, </text:span><text:span text:style-name="T2">and </text:span><text:span text:style-name="T3">one that </text:span><text:span text:style-name="T2">display the results</text:span><text:span text:style-name="T1">. </text:span></text:p>
      <text:p text:style-name="P7"><text:span text:style-name="T1"><text:tab/>So to read a document, we first need the title. For now, we hardcode it into the algorithm rather than ask for user input just to get the ball rolling. Next we need to create threads </text:span><text:span text:style-name="T2">and import it</text:span><text:span text:style-name="T1">. From my understanding, threads are just a way to simultaneously run a function/algorithm. So since the assignment ask for 8, I split the document into 8 parts, giving each thread a document to work on. </text:span><text:span text:style-name="T2">The documents are also combed over, making sure to lowercase every word, and removing anything that isn’t a letter or number. This may be a problem with certain languages using single quotations in their words, but for now </text:span><text:span text:style-name="T4">I</text:span><text:span text:style-name="T2"> will ignore that. </text:span></text:p>
      <text:p text:style-name="P7"><text:span text:style-name="T2"><text:tab/>Once the documents are set up, </text:span><text:span text:style-name="T4">I</text:span><text:span text:style-name="T2"> now run the counting portion. </text:span><text:span text:style-name="T4">I</text:span><text:span text:style-name="T2"> incorporate threads to allow this counting function to running numerous times at once to lower the time it takes to complete. I import time so can keep track of how long the threads take. </text:span><text:span text:style-name="T4">I</text:span><text:span text:style-name="T2"> add their results and time to a list. </text:span></text:p>
      <text:p text:style-name="P7"><text:span text:style-name="T2"><text:tab/>Finally, </text:span><text:span text:style-name="T4">I display the results</text:span><text:span text:style-name="T2">. I add all their individual results into one variable and display it. I also added a dictionary, so we can see how many of each words were counted. Below is my code, still needs some cleaning, but it works for what I needed. </text:span><text:span text:style-name="T3">Please ignore intent issues, for some reason that isn’t copied over.</text:span></text:p>
      <text:p text:style-name="P10"/>
      <text:p text:style-name="P6"><text:span text:style-name="T7">import</text:span><text:span text:style-name="T5"> threading</text:span></text:p>
      <text:p text:style-name="P4"><text:span text:style-name="T6">import</text:span> time</text:p>
      <text:p text:style-name="P3"/>
      <text:p text:style-name="P4"><text:span text:style-name="T6">def</text:span> stripWord(word):</text:p>
      <text:p text:style-name="P4"><text:span text:style-name="T6">for</text:span> i <text:span text:style-name="T6">in</text:span> range(len(word) - <text:span text:style-name="T8">1</text:span>, -<text:span text:style-name="T8">1</text:span>, -<text:span text:style-name="T8">1</text:span>):</text:p>
      <text:p text:style-name="P4"><text:span text:style-name="T6">if</text:span> (word[i] &lt; <text:span text:style-name="T9">'a'</text:span> <text:span text:style-name="T6">or</text:span> word[i] &gt; <text:span text:style-name="T9">'z'</text:span>):</text:p>
      <text:p text:style-name="P4">word = word.replace(word[i], <text:span text:style-name="T9">""</text:span>, <text:span text:style-name="T8">1</text:span>)</text:p>
      <text:p text:style-name="P4"><text:span text:style-name="T6">return</text:span> word</text:p>
      <text:p text:style-name="P3"/>
      <text:p text:style-name="P4"><text:span text:style-name="T6">def</text:span> countWords(title, result, seconds, dict):</text:p>
      <text:p text:style-name="P4"><text:soft-page-break/>start = time.time()</text:p>
      <text:p text:style-name="P4">wordCount = <text:span text:style-name="T8">0</text:span></text:p>
      <text:p text:style-name="P4">f = open(title, <text:span text:style-name="T9">'r'</text:span>)</text:p>
      <text:p text:style-name="P4"><text:span text:style-name="T6">for</text:span> lines <text:span text:style-name="T6">in</text:span> f.readlines():</text:p>
      <text:p text:style-name="P4">line = lines.split()</text:p>
      <text:p text:style-name="P5"># print(len(line), line)</text:p>
      <text:p text:style-name="P4">wordCount += len(line)</text:p>
      <text:p text:style-name="P4"><text:span text:style-name="T6">for</text:span> word <text:span text:style-name="T6">in</text:span> line:</text:p>
      <text:p text:style-name="P4">word = word.lower()</text:p>
      <text:p text:style-name="P4">word = stripWord(word)</text:p>
      <text:p text:style-name="P4"><text:span text:style-name="T6">if</text:span>(word <text:span text:style-name="T6">in</text:span> dict):</text:p>
      <text:p text:style-name="P4">dict[word] = dict.get(word) + <text:span text:style-name="T8">1</text:span></text:p>
      <text:p text:style-name="P4"><text:span text:style-name="T6">else</text:span>:</text:p>
      <text:p text:style-name="P4">dict[word] = <text:span text:style-name="T8">1</text:span></text:p>
      <text:p text:style-name="P9"/>
      <text:p text:style-name="P5"># print("Total found in ", title, ": ", wordCount, end="\n")</text:p>
      <text:p text:style-name="P4">result.append(wordCount)</text:p>
      <text:p text:style-name="P4">seconds.append(time.time() - start)</text:p>
      <text:p text:style-name="P9"/>
      <text:p text:style-name="P5"># f = open("LesMiserablesbyVictorHugo", 'r') #open a readable file</text:p>
      <text:p text:style-name="P3"/>
      <text:p text:style-name="P4">Num_Of_Threads = <text:span text:style-name="T8">8</text:span></text:p>
      <text:p text:style-name="P4">title = <text:span text:style-name="T9">"LesMiserablesbyVictorHugo.txt"</text:span></text:p>
      <text:p text:style-name="P4">title_list = []</text:p>
      <text:p text:style-name="P4">text = title.split(<text:span text:style-name="T9">'.'</text:span>)</text:p>
      <text:p text:style-name="P3"/>
      <text:p text:style-name="P5">#document is split into 8 parts because of 8 threads. So we create a unique document for each thread </text:p>
      <text:p text:style-name="P4">print(<text:span text:style-name="T9">"Creating titles"</text:span>)</text:p>
      <text:p text:style-name="P4"><text:span text:style-name="T6">for</text:span> i <text:span text:style-name="T6">in</text:span> range(Num_Of_Threads):</text:p>
      <text:p text:style-name="P4">newTitle = text[<text:span text:style-name="T8">0</text:span>] + str(i) + <text:span text:style-name="T9">"."</text:span> + text[<text:span text:style-name="T8">1</text:span>]</text:p>
      <text:p text:style-name="P4">print(newTitle)</text:p>
      <text:p text:style-name="P4">title_list.append(newTitle)</text:p>
      <text:p text:style-name="P9"/>
      <text:p text:style-name="P4">print(<text:span text:style-name="T9">"Setup"</text:span>)</text:p>
      <text:p text:style-name="P4">f = open(title, <text:span text:style-name="T9">'r'</text:span>)</text:p>
      <text:p text:style-name="P4">wordCount = <text:span text:style-name="T8">0</text:span></text:p>
      <text:p text:style-name="P4">lines = f.readlines()</text:p>
      <text:p text:style-name="P4">w = [] </text:p>
      <text:p text:style-name="P4">SIZE = int(len(lines))</text:p>
      <text:p text:style-name="P4">split = (int(SIZE / Num_Of_Threads)) + <text:span text:style-name="T8">1</text:span> <text:span text:style-name="T10">#better to go over then under as going under can potentially cut out lines of text</text:span></text:p>
      <text:p text:style-name="P4">print(<text:span text:style-name="T6">f</text:span><text:span text:style-name="T9">"Total: </text:span>{SIZE}<text:span text:style-name="T9">, split: </text:span>{split}<text:span text:style-name="T9">"</text:span>)</text:p>
      <text:p text:style-name="P9"/>
      <text:p text:style-name="P4">print(<text:span text:style-name="T9">"Splitting the text"</text:span>)</text:p>
      <text:p text:style-name="P4"><text:span text:style-name="T6">for</text:span> i <text:span text:style-name="T6">in</text:span> range(Num_Of_Threads):</text:p>
      <text:p text:style-name="P4"><text:soft-page-break/>print(<text:span text:style-name="T6">f</text:span><text:span text:style-name="T9">"Writing to file: </text:span>{title_list[i]}<text:span text:style-name="T9">"</text:span>)</text:p>
      <text:p text:style-name="P4">w = open(title_list[i], <text:span text:style-name="T9">'w'</text:span>)</text:p>
      <text:p text:style-name="P4">start = i * split</text:p>
      <text:p text:style-name="P4">end = start + split</text:p>
      <text:p text:style-name="P4"><text:span text:style-name="T6">if</text:span> end &gt; SIZE: end = SIZE</text:p>
      <text:p text:style-name="P4">print(<text:span text:style-name="T6">f</text:span><text:span text:style-name="T9">"Start: </text:span>{start}<text:span text:style-name="T9">, End: </text:span>{end}<text:span text:style-name="T9">"</text:span>)</text:p>
      <text:p text:style-name="P4"><text:span text:style-name="T6">for</text:span> line <text:span text:style-name="T6">in</text:span> lines[start:end]:</text:p>
      <text:p text:style-name="P5"># print(line, end="")</text:p>
      <text:p text:style-name="P4">w.write(line)</text:p>
      <text:p text:style-name="P4">w.close() <text:span text:style-name="T10">#close document so it can be read properly</text:span></text:p>
      <text:p text:style-name="P9"/>
      <text:p text:style-name="P4">print(<text:span text:style-name="T9">"Creating threads, results, and seconds"</text:span>)</text:p>
      <text:p text:style-name="P4">threads = []</text:p>
      <text:p text:style-name="P4">result = []</text:p>
      <text:p text:style-name="P4">seconds = []</text:p>
      <text:p text:style-name="P4">dict = {}</text:p>
      <text:p text:style-name="P9"/>
      <text:p text:style-name="P4">print(<text:span text:style-name="T9">"Starting to count"</text:span>)</text:p>
      <text:p text:style-name="P4"><text:span text:style-name="T6">for</text:span> i <text:span text:style-name="T6">in</text:span> range(Num_Of_Threads):</text:p>
      <text:p text:style-name="P4">print(<text:span text:style-name="T9">"Counting in "</text:span>, title_list[i])</text:p>
      <text:p text:style-name="P4">threads.append(threading.Thread(target=countWords, args=(title_list[i], result, seconds, dict, )))</text:p>
      <text:p text:style-name="P4">threads[i].start()</text:p>
      <text:p text:style-name="P9"/>
      <text:p text:style-name="P4"><text:span text:style-name="T6">for</text:span> i <text:span text:style-name="T6">in</text:span> range(Num_Of_Threads):</text:p>
      <text:p text:style-name="P4">threads[i].join()</text:p>
      <text:p text:style-name="P4">print(<text:span text:style-name="T6">f</text:span><text:span text:style-name="T9">"End thread[</text:span>{i}<text:span text:style-name="T9">] in </text:span>{seconds[i]}<text:span text:style-name="T9"> seconds"</text:span>)</text:p>
      <text:p text:style-name="P4">wordCount += result[i]</text:p>
      <text:p text:style-name="P9"/>
      <text:p text:style-name="P4">print(<text:span text:style-name="T9">"Total words: "</text:span>, wordCount)</text:p>
      <text:p text:style-name="P3"/>
      <text:p text:style-name="P5"># sortedList = sorted([(values, keys) for (keys, values) in dict.items()], reverse=True)</text:p>
      <text:p text:style-name="P3"/>
      <text:p text:style-name="P5"># for i in sortedList:</text:p>
      <text:p text:style-name="P5"># print(i[0], i[1])</text:p>
      <text:p text:style-name="P9"/>
      <text:p text:style-name="P4"><text:span text:style-name="T6">for</text:span> i <text:span text:style-name="T6">in</text:span> dict:</text:p>
      <text:p text:style-name="P4">print(i, dict[i])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Arial Unicode MS2" svg:font-family="'Arial Unicode MS'" style:font-family-generic="swiss"/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微软雅黑" style:font-family-complex="微软雅黑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微软雅黑" style:font-family-complex="微软雅黑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标题幻灯片_7e_LT_7e_Gliederung_20_1" style:display-name="标题幻灯片~LT~Gliederung 1" style:family="paragraph" style:default-outline-level="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微软雅黑" style:font-family-complex="微软雅黑" style:font-family-generic-complex="system" style:font-pitch-complex="variable" style:font-size-complex="12pt" style:text-emphasize="none"/>
    </style:style>
    <style:style style:name="标题幻灯片_7e_LT_7e_Gliederung_20_2" style:display-name="标题幻灯片~LT~Gliederung 2" style:family="paragraph" style:parent-style-name="标题幻灯片_7e_LT_7e_Gliederung_20_1" style:default-outline-level="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3" style:display-name="标题幻灯片~LT~Gliederung 3" style:family="paragraph" style:parent-style-name="标题幻灯片_7e_LT_7e_Gliederung_20_2" style:default-outline-level="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标题幻灯片_7e_LT_7e_Gliederung_20_4" style:display-name="标题幻灯片~LT~Gliederung 4" style:family="paragraph" style:parent-style-name="标题幻灯片_7e_LT_7e_Gliederung_20_3" style:default-outline-level="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标题幻灯片_7e_LT_7e_Gliederung_20_5" style:display-name="标题幻灯片~LT~Gliederung 5" style:family="paragraph" style:parent-style-name="标题幻灯片_7e_LT_7e_Gliederung_20_4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6" style:display-name="标题幻灯片~LT~Gliederung 6" style:family="paragraph" style:parent-style-name="标题幻灯片_7e_LT_7e_Gliederung_20_5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7" style:display-name="标题幻灯片~LT~Gliederung 7" style:family="paragraph" style:parent-style-name="标题幻灯片_7e_LT_7e_Gliederung_20_6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8" style:display-name="标题幻灯片~LT~Gliederung 8" style:family="paragraph" style:parent-style-name="标题幻灯片_7e_LT_7e_Gliederung_20_7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9" style:display-name="标题幻灯片~LT~Gliederung 9" style:family="paragraph" style:parent-style-name="标题幻灯片_7e_LT_7e_Gliederung_20_8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Titel" style:display-name="标题幻灯片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微软雅黑" style:font-family-complex="微软雅黑" style:font-family-generic-complex="system" style:font-pitch-complex="variable" style:font-size-complex="12pt" style:text-emphasize="none"/>
    </style:style>
    <style:style style:name="标题幻灯片_7e_LT_7e_Untertitel" style:display-name="标题幻灯片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微软雅黑" style:font-family-complex="微软雅黑" style:font-family-generic-complex="system" style:font-pitch-complex="variable" style:font-size-complex="12pt" style:text-emphasize="none"/>
    </style:style>
    <style:style style:name="标题幻灯片_7e_LT_7e_Notizen" style:display-name="标题幻灯片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微软雅黑" style:font-family-complex="微软雅黑" style:font-family-generic-complex="system" style:font-pitch-complex="variable" style:font-size-complex="12pt" style:text-emphasize="none"/>
    </style:style>
    <style:style style:name="标题幻灯片_7e_LT_7e_Hintergrundobjekte" style:display-name="标题幻灯片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微软雅黑" style:font-family-complex="微软雅黑" style:font-family-generic-complex="system" style:font-pitch-complex="variable" style:font-size-complex="12pt"/>
    </style:style>
    <style:style style:name="标题幻灯片_7e_LT_7e_Hintergrund" style:display-name="标题幻灯片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微软雅黑" style:font-family-complex="微软雅黑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微软雅黑" style:font-family-complex="微软雅黑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微软雅黑" style:font-family-complex="微软雅黑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微软雅黑" style:font-family-complex="微软雅黑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微软雅黑" style:font-family-complex="微软雅黑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微软雅黑" style:font-family-complex="微软雅黑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22T14:58:46.020840105</meta:creation-date>
    <dc:date>2022-10-24T10:08:28.227696430</dc:date>
    <meta:editing-duration>PT12M33S</meta:editing-duration>
    <meta:editing-cycles>2</meta:editing-cycles>
    <meta:generator>LibreOffice/7.1.1.2$MacOSX_X86_64 LibreOffice_project/fe0b08f4af1bacafe4c7ecc87ce55bb426164676</meta:generator>
    <meta:document-statistic meta:table-count="0" meta:image-count="0" meta:object-count="0" meta:page-count="3" meta:paragraph-count="84" meta:word-count="599" meta:character-count="3724" meta:non-whitespace-character-count="3200"/>
  </office:meta>
</office:document-meta>
</file>